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font-weight="bold" style:font-weight-asian="bold" style:font-weight-complex="bold"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list-style-name="LFO2" style:family="paragraph"/>
    <style:style style:name="T11" style:parent-style-name="Fuentedepárrafopredeter." style:family="text">
      <style:text-properties fo:font-weight="bold" style:font-weight-asian="bold" style:font-weight-complex="bold" fo:language="en" fo:country="US"/>
    </style:style>
    <style:style style:name="T12" style:parent-style-name="Fuentedepárrafopredeter." style:family="text">
      <style:text-properties fo:language="en" fo:country="US"/>
    </style:style>
    <style:style style:name="P13" style:parent-style-name="Normal" style:list-style-name="LFO2" style:family="paragraph"/>
    <style:style style:name="T14" style:parent-style-name="Fuentedepárrafopredeter." style:family="text">
      <style:text-properties fo:font-weight="bold" style:font-weight-asian="bold" style:font-weight-complex="bold" fo:language="en" fo:country="US"/>
    </style:style>
    <style:style style:name="T15" style:parent-style-name="Fuentedepárrafopredeter." style:family="text">
      <style:text-properties fo:language="en" fo:country="US"/>
    </style:style>
    <style:style style:name="P16" style:parent-style-name="Normal" style:list-style-name="LFO2" style:family="paragraph"/>
    <style:style style:name="T17" style:parent-style-name="Fuentedepárrafopredeter." style:family="text">
      <style:text-properties fo:font-weight="bold" style:font-weight-asian="bold" style:font-weight-complex="bold" fo:language="en" fo:country="US"/>
    </style:style>
    <style:style style:name="T18" style:parent-style-name="Fuentedepárrafopredeter." style:family="text">
      <style:text-properties fo:language="en" fo:country="US"/>
    </style:style>
    <style:style style:name="T19" style:parent-style-name="Fuentedepárrafopredeter." style:family="text">
      <style:text-properties fo:font-weight="bold" style:font-weight-asian="bold" style:font-weight-complex="bold" fo:font-style="italic" style:font-style-asian="italic" style:font-style-complex="italic" fo:language="en" fo:country="US"/>
    </style:style>
    <style:style style:name="T20" style:parent-style-name="Fuentedepárrafopredeter." style:family="text">
      <style:text-properties fo:language="en" fo:country="US"/>
    </style:style>
    <style:style style:name="P21" style:parent-style-name="Normal" style:family="paragraph">
      <style:text-properties fo:language="en" fo:country="US"/>
    </style:style>
    <style:style style:name="P22" style:parent-style-name="Normal" style:family="paragraph">
      <style:text-properties fo:font-weight="bold" style:font-weight-asian="bold" style:font-weight-complex="bold"/>
    </style:style>
    <style:style style:name="P23" style:parent-style-name="Normal" style:list-style-name="LFO3" style:family="paragraph"/>
    <style:style style:name="T24" style:parent-style-name="Fuentedepárrafopredeter." style:family="text">
      <style:text-properties fo:font-weight="bold" style:font-weight-asian="bold" style:font-weight-complex="bold" fo:language="en" fo:country="US"/>
    </style:style>
    <style:style style:name="T25" style:parent-style-name="Fuentedepárrafopredeter." style:family="text">
      <style:text-properties fo:language="en" fo:country="US"/>
    </style:style>
    <style:style style:name="P26" style:parent-style-name="Normal" style:list-style-name="LFO3" style:family="paragraph"/>
    <style:style style:name="T27" style:parent-style-name="Fuentedepárrafopredeter." style:family="text">
      <style:text-properties fo:font-weight="bold" style:font-weight-asian="bold" style:font-weight-complex="bold" fo:language="en" fo:country="US"/>
    </style:style>
    <style:style style:name="T28" style:parent-style-name="Fuentedepárrafopredeter." style:family="text">
      <style:text-properties fo:language="en" fo:country="US"/>
    </style:style>
    <style:style style:name="T29" style:parent-style-name="Fuentedepárrafopredeter." style:family="text">
      <style:text-properties fo:font-style="italic" style:font-style-asian="italic" style:font-style-complex="italic" fo:language="en" fo:country="US"/>
    </style:style>
    <style:style style:name="T30" style:parent-style-name="Fuentedepárrafopredeter." style:family="text">
      <style:text-properties fo:language="en" fo:country="US"/>
    </style:style>
    <style:style style:name="P31" style:parent-style-name="Normal" style:list-style-name="LFO3" style:family="paragraph"/>
    <style:style style:name="T32" style:parent-style-name="Fuentedepárrafopredeter." style:family="text">
      <style:text-properties fo:font-weight="bold" style:font-weight-asian="bold" style:font-weight-complex="bold" fo:language="en" fo:country="US"/>
    </style:style>
    <style:style style:name="P33" style:parent-style-name="Normal" style:list-style-name="LFO3" style:family="paragraph"/>
    <style:style style:name="T34" style:parent-style-name="Fuentedepárrafopredeter." style:family="text">
      <style:text-properties fo:font-weight="bold" style:font-weight-asian="bold" style:font-weight-complex="bold" fo:language="en" fo:country="US"/>
    </style:style>
    <style:style style:name="T35" style:parent-style-name="Fuentedepárrafopredeter." style:family="text">
      <style:text-properties fo:language="en" fo:country="US"/>
    </style:style>
    <style:style style:name="P36" style:parent-style-name="Normal" style:family="paragraph">
      <style:text-properties fo:language="en" fo:country="US"/>
    </style:style>
    <style:style style:name="P37" style:parent-style-name="Normal" style:family="paragraph">
      <style:text-properties fo:font-weight="bold" style:font-weight-asian="bold" style:font-weight-complex="bold"/>
    </style:style>
    <style:style style:name="P38" style:parent-style-name="Normal" style:list-style-name="LFO4" style:family="paragraph"/>
    <style:style style:name="T39" style:parent-style-name="Fuentedepárrafopredeter." style:family="text">
      <style:text-properties fo:font-weight="bold" style:font-weight-asian="bold" style:font-weight-complex="bold" fo:language="en" fo:country="US"/>
    </style:style>
    <style:style style:name="T40" style:parent-style-name="Fuentedepárrafopredeter." style:family="text">
      <style:text-properties fo:language="en" fo:country="US"/>
    </style:style>
    <style:style style:name="P41" style:parent-style-name="Normal" style:family="paragraph">
      <style:paragraph-properties fo:margin-left="0.5in">
        <style:tab-stops/>
      </style:paragraph-properties>
      <style:text-properties fo:language="en" fo:country="US"/>
    </style:style>
    <style:style style:name="P42" style:parent-style-name="Normal" style:family="paragraph">
      <style:paragraph-properties fo:margin-left="0.5in">
        <style:tab-stops/>
      </style:paragraph-properties>
      <style:text-properties fo:language="en" fo:country="US"/>
    </style:style>
    <style:style style:name="P43" style:parent-style-name="Normal" style:list-style-name="LFO4" style:family="paragraph"/>
    <style:style style:name="T44" style:parent-style-name="Fuentedepárrafopredeter." style:family="text">
      <style:text-properties fo:font-weight="bold" style:font-weight-asian="bold" style:font-weight-complex="bold" fo:language="en" fo:country="US"/>
    </style:style>
    <style:style style:name="T45" style:parent-style-name="Fuentedepárrafopredeter." style:family="text">
      <style:text-properties fo:language="en" fo:country="US"/>
    </style:style>
    <style:style style:name="P46" style:parent-style-name="Normal" style:list-style-name="LFO4" style:family="paragraph"/>
    <style:style style:name="T47" style:parent-style-name="Fuentedepárrafopredeter." style:family="text">
      <style:text-properties fo:font-weight="bold" style:font-weight-asian="bold" style:font-weight-complex="bold" fo:language="en" fo:country="US"/>
    </style:style>
    <style:style style:name="T48" style:parent-style-name="Fuentedepárrafopredeter." style:family="text">
      <style:text-properties fo:language="en" fo:country="US"/>
    </style:style>
    <style:style style:name="T49" style:parent-style-name="Fuentedepárrafopredeter." style:family="text">
      <style:text-properties fo:language="en" fo:country="US"/>
    </style:style>
    <style:style style:name="P50" style:parent-style-name="Normal" style:list-style-name="LFO4" style:family="paragraph">
      <style:text-properties fo:language="en" fo:country="US"/>
    </style:style>
    <style:style style:name="P51" style:parent-style-name="Normal" style:list-style-name="LFO4" style:family="paragraph">
      <style:text-properties fo:language="en" fo:country="US"/>
    </style:style>
    <style:style style:name="P52" style:parent-style-name="Normal" style:list-style-name="LFO4" style:family="paragraph">
      <style:text-properties fo:language="en" fo:country="US"/>
    </style:style>
    <style:style style:name="P53" style:parent-style-name="Normal" style:list-style-name="LFO4" style:family="paragraph">
      <style:text-properties fo:language="en" fo:country="US"/>
    </style:style>
    <style:style style:name="P54" style:parent-style-name="Normal" style:list-style-name="LFO4" style:family="paragraph">
      <style:text-properties fo:language="en" fo:country="US"/>
    </style:style>
    <style:style style:name="P55" style:parent-style-name="Normal" style:family="paragraph">
      <style:text-properties fo:language="en" fo:country="US"/>
    </style:style>
    <style:style style:name="T56" style:parent-style-name="Lletraperdefectedelparàgraf" style:family="text">
      <style:text-properties fo:font-weight="bold" style:font-weight-asian="bold" style:font-weight-complex="bold" fo:language="en" fo:country="US"/>
    </style:style>
    <style:style style:name="T57" style:parent-style-name="Lletraperdefectedelparàgraf" style:family="text">
      <style:text-properties fo:language="en" fo:country="US"/>
    </style:style>
    <style:style style:name="P58" style:parent-style-name="Normal" style:family="paragraph">
      <style:text-properties fo:language="en" fo:country="US"/>
    </style:style>
    <style:style style:name="P59" style:parent-style-name="Párrafodelista" style:list-style-name="LFO1" style:family="paragraph">
      <style:text-properties fo:language="en" fo:country="US"/>
    </style:style>
    <style:style style:name="P60" style:parent-style-name="Párrafodelista" style:list-style-name="LFO1" style:family="paragraph">
      <style:text-properties fo:language="en" fo:country="US"/>
    </style:style>
    <style:style style:name="P61" style:parent-style-name="Párrafodelista" style:family="paragraph">
      <style:text-properties fo:language="en" fo:country="US"/>
    </style:style>
    <style:style style:name="P62" style:parent-style-name="Normal" style:list-style-name="LFO4" style:family="paragraph"/>
    <style:style style:name="T63" style:parent-style-name="Fuentedepárrafopredeter." style:family="text">
      <style:text-properties fo:font-weight="bold" style:font-weight-asian="bold" style:font-weight-complex="bold" fo:language="en" fo:country="US"/>
    </style:style>
    <style:style style:name="T64" style:parent-style-name="Fuentedepárrafopredeter." style:family="text">
      <style:text-properties fo:language="en" fo:country="US"/>
    </style:style>
    <style:style style:name="P65" style:parent-style-name="Normal" style:list-style-name="LFO4" style:family="paragraph"/>
    <style:style style:name="T66" style:parent-style-name="Fuentedepárrafopredeter." style:family="text">
      <style:text-properties fo:font-weight="bold" style:font-weight-asian="bold" style:font-weight-complex="bold" fo:language="en" fo:country="US"/>
    </style:style>
    <style:style style:name="T67" style:parent-style-name="Fuentedepárrafopredeter."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font-weight="bold" style:font-weight-asian="bold" style:font-weight-complex="bold"/>
    </style:style>
    <style:style style:name="P70" style:parent-style-name="Normal" style:list-style-name="LFO5" style:family="paragraph"/>
    <style:style style:name="T71" style:parent-style-name="Fuentedepárrafopredeter." style:family="text">
      <style:text-properties fo:font-weight="bold" style:font-weight-asian="bold" style:font-weight-complex="bold" fo:language="en" fo:country="US"/>
    </style:style>
    <style:style style:name="T72" style:parent-style-name="Fuentedepárrafopredeter." style:family="text">
      <style:text-properties fo:language="en" fo:country="US"/>
    </style:style>
    <style:style style:name="T73" style:parent-style-name="Fuentedepárrafopredeter." style:family="text">
      <style:text-properties fo:language="en" fo:country="US"/>
    </style:style>
    <style:style style:name="P74" style:parent-style-name="Normal" style:list-style-name="LFO5" style:family="paragraph"/>
    <style:style style:name="T75" style:parent-style-name="Fuentedepárrafopredeter." style:family="text">
      <style:text-properties fo:font-weight="bold" style:font-weight-asian="bold" style:font-weight-complex="bold" fo:language="en" fo:country="US"/>
    </style:style>
    <style:style style:name="P76" style:parent-style-name="Normal" style:list-style-name="LFO5" style:family="paragraph"/>
    <style:style style:name="T77" style:parent-style-name="Fuentedepárrafopredeter." style:family="text">
      <style:text-properties fo:font-weight="bold" style:font-weight-asian="bold" style:font-weight-complex="bold" fo:language="en" fo:country="US"/>
    </style:style>
    <style:style style:name="T78" style:parent-style-name="Fuentedepárrafopredeter." style:family="text">
      <style:text-properties fo:language="en" fo:country="US"/>
    </style:style>
    <style:style style:name="P79" style:parent-style-name="Normal" style:list-style-name="LFO5" style:family="paragraph"/>
    <style:style style:name="T80" style:parent-style-name="Fuentedepárrafopredeter." style:family="text">
      <style:text-properties fo:font-weight="bold" style:font-weight-asian="bold" style:font-weight-complex="bold" fo:language="en" fo:country="US"/>
    </style:style>
    <style:style style:name="T81" style:parent-style-name="Fuentedepárrafopredeter." style:family="text">
      <style:text-properties fo:language="en" fo:country="US"/>
    </style:style>
    <style:style style:name="P82" style:parent-style-name="Normal" style:family="paragraph">
      <style:text-properties fo:language="en" fo:country="US"/>
    </style:style>
    <style:style style:name="P83" style:parent-style-name="Normal" style:family="paragraph">
      <style:text-properties fo:font-weight="bold" style:font-weight-asian="bold" style:font-weight-complex="bold" fo:language="en" fo:country="US"/>
    </style:style>
    <style:style style:name="P84" style:parent-style-name="Normal" style:family="paragraph">
      <style:text-properties fo:language="en" fo:country="US"/>
    </style:style>
  </office:automatic-styles>
  <office:body>
    <office:text text:use-soft-page-breaks="true">
      <text:p text:style-name="P1">General Remarks</text:p>
      <text:p text:style-name="P2">This is a very well-written paper that I thoroughly enjoyed reading. It is conceptually and theoretically strong, with a clear structure. Your contribution holds great promise, particularly in addressing a previously overlooked variable. While the gap is significant, you've framed and theorized it well, making the argument highly compelling.</text:p>
      <text:p text:style-name="P3"/>
      <text:p text:style-name="P4">Paper Overview</text:p>
      <text:p text:style-name="P5">From my reading, your paper explores how personal networks—not just individual characteristics—affect preferences, particularly support for market-based welfare provision. Your key contribution is to explain why personal networks shape preferences for market-based welfare.</text:p>
      <text:p text:style-name="P6">I will base my comments on this interpretation of your paper, and also bare in mind I am external reader……..</text:p>
      <text:p text:style-name="P7"/>
      <text:p text:style-name="P8">Writing and Structure</text:p>
      <text:p text:style-name="P9">Introduction</text:p>
      <text:list text:style-name="LFO2" text:continue-numbering="true">
        <text:list-item>
          <text:p text:style-name="P10"><text:span text:style-name="T11">Puzzle and Gap</text:span><text:span text:style-name="T12"><text:line-break/>Your introduction needs to more clearly define the puzzle and the gap in the literature. You begin by focusing on Latin America and market reforms, particularly the normalization of market-based welfare provision. While this is an interesting context, it may be distracting from the core focus of your paper. The central question is not about Chile or Latin America and their market reforms, but about how personal networks shape preferences, specifically for market-based welfare. The reader, however, doesn’t know this until a few paragraphs later. I recommend rewriting the introduction to focus solely on this contribution, your RQ, your gap, rather than getting too caught up in regional specifics.</text:span></text:p>
        </text:list-item>
        <text:list-item>
          <text:p text:style-name="P13"><text:span text:style-name="T14">Research Question</text:span><text:span text:style-name="T15"><text:line-break/>The formulation of the research question in the introduction—"To what extent do individual changes in socio-economic network diversity influence changes in market justice preferences?"—is very specific. I wonder if this under-sells the broader potential of your paper. I suggest reframing it more generally: "How do social and personal networks affect preferences for market-based welfare provision?" This would help broaden the scope and better capture the essence of your contribution.</text:span></text:p>
        </text:list-item>
        <text:list-item>
          <text:p text:style-name="P16"><text:span text:style-name="T17">Explaining the Gap</text:span><text:span text:style-name="T18"><text:line-break/>An important aspect of your introduction is addressing the gap your paper covers. What exactly is the under-studied aspect you're focusing on? Is it the influence of personal networks (the independent variable) or the specific preference for market-based welfare (the dependent variable)? Or is it the relationship between these two? Explicitly stating this will clarify the scope of your paper and its theoretical contributions. Also, what you paper seems to do is focus on the<text:s/></text:span><text:span text:style-name="T19">changes</text:span><text:span text:style-name="T20"><text:s/>of the interpersonal network, rather than the structure- say why. Has the structure been studied vastly? Are changes more influential than constant?</text:span></text:p>
        </text:list-item>
      </text:list>
      <text:p text:style-name="P21"/>
      <text:p text:style-name="P22">Theory</text:p>
      <text:list text:style-name="LFO3" text:continue-numbering="true">
        <text:list-item>
          <text:p text:style-name="P23"><text:span text:style-name="T24">Assumptions About Information Processing</text:span><text:span text:style-name="T25"><text:line-break/>I have to say that the theory is very well-written and thoroughly developed, and you clearly explain why changes in personal networks should affect an individual. One concern with your theory is that it seems to assume individuals process information, especially information about real-world experiences, in a neutral or unbiased way. This is problematic, as beliefs shape how people process information, not the other way around. Preferences cannot exist in a vacuum; they are interrelated with beliefs. People need to hold preferences that serve them, and these preferences are sustained by existing beliefs. This is critical because I think you underlying argument is about how experiences may shape beliefs, but before getting here let me develop this a bit further.</text:span></text:p>
        </text:list-item>
        <text:list-item>
          <text:p text:style-name="P26"><text:span text:style-name="T27">Market Justice Preferences and Beliefs</text:span><text:span text:style-name="T28"><text:line-break/>Another issue is that your theory treats market justice preferences as beliefs that simply legitimate inequalities. A more robust framework would understand market justice preferences as being<text:s/></text:span><text:span text:style-name="T29">partially</text:span><text:span text:style-name="T30"><text:s/>determined by these beliefs; making preferences and beliefs conceptually different, even if related. We can understand preferences here as levels of support towards specific objects, while beliefs are ideas in the minds, which do not hold intrinsically a level of support. The direction of causality is critical here, and your paper could benefit from a clearer explanation of how personal networks influence the formation and updating of beliefs. Existing work on motivated reasoning suggests that updating beliefs is costly and often biased, which needs to be addressed.</text:span></text:p>
        </text:list-item>
        <text:list-item>
          <text:p text:style-name="P31"><text:span text:style-name="T32">Why diversity, and not just links to lower class? [theo mechanicms]</text:span></text:p>
        </text:list-item>
        <text:list-item>
          <text:p text:style-name="P33"><text:span text:style-name="T34">Upward Mobility Focus</text:span><text:span text:style-name="T35"><text:line-break/>I don’t fully understand why your focus is limited to upward mobility. Shouldn’t your hypothesis consider mobility in general—both upward and downward—and then distinguish between individual and social mobility? This would provide a richer and more coherent analysis. If you're not doing this, it would be useful to explain why you’ve chosen to focus only on upward mobility.</text:span></text:p>
        </text:list-item>
      </text:list>
      <text:p text:style-name="P36"/>
      <text:p text:style-name="P37">Empirical Design</text:p>
      <text:list text:style-name="LFO4" text:continue-numbering="true">
        <text:list-item>
          <text:p text:style-name="P38"><text:span text:style-name="T39">Context of Chile</text:span><text:span text:style-name="T40"><text:line-break/>While Chile is certainly an interesting case, I'm curious whether there is data available on the diversity of personal networks in terms of class that could inform your analysis- If there is not, then if would be worthwhile showing what your descriptive stats say about this and if we have data on other contexts. Specifically, how does the context of Chile influence your findings?</text:span></text:p>
        </text:list-item>
      </text:list>
      <text:p text:style-name="P41">You provide a lot of relevant information about Chile in your case study section, especially regarding upward mobility. Chile shows high upward mobility from low to middle classes, which is important to discuss in the findings. However, regarding network diversity, is Chile considered a mixed society? You mention that there is fluidity in educational attainment and occupational class, but not in income, along with high levels of segregation. This raises the question: does the treatment (the effect of network diversity) work differently in Chile compared to other contexts?</text:p>
      <text:p text:style-name="P42">Given the high levels of segregation, we might expect that the effect of network diversity on preferences would be weaker or less pronounced in Chile. If personal networks are more homogenous in a segregated society, could this reduce the overall treatment effect? Should we expect differences in how network diversity influences preferences due to Chile's social structure?</text:p>
      <text:list text:style-name="LFO4" text:continue-numbering="true">
        <text:list-item>
          <text:p text:style-name="P43"><text:span text:style-name="T44">Heterogeneity in Networks</text:span><text:span text:style-name="T45"><text:line-break/>Individuals with heterogeneous networks likely differ in many other ways as well. You need to convince the reader that the observed effects are genuinely due to network diversity and not confounded by other factors. If this is a question of beliefs, you should also consider psychological traits that may influence how individuals are open to changing their preferences.</text:span></text:p>
        </text:list-item>
        <text:list-item>
          <text:p text:style-name="P46"><text:span text:style-name="T47">Network Diversity Measurement</text:span><text:span text:style-name="T48"><text:line-break/>Your operationalization of network diversity as the number of people an<text:s/></text:span><text:soft-page-break/><text:span text:style-name="T49">individual knows in distinct occupations is very specific, and I wonder whether this is the most robust way to measure network diversity.<text:s/></text:span>You might want to consider additional variables, such as:</text:p>
          <text:list text:continue-numbering="true">
            <text:list-item>
              <text:p text:style-name="P50">The variance in the type of ties (e.g., weak vs. strong ties).</text:p>
            </text:list-item>
            <text:list-item>
              <text:p text:style-name="P51">The importance and closeness of these ties (e.g., friendships, family, colleagues).</text:p>
            </text:list-item>
            <text:list-item>
              <text:p text:style-name="P52">Socio-economic indicators like income, inheritance, or homeownership.</text:p>
            </text:list-item>
            <text:list-item>
              <text:p text:style-name="P53">A discussion on this is required</text:p>
            </text:list-item>
            <text:list-item>
              <text:p text:style-name="P54">The index of qualitative variation could be explained; also doubt on whether extensivity (number of diff occupations is the best), maybe the number over different segments of occupations?</text:p>
            </text:list-item>
          </text:list>
        </text:list-item>
      </text:list>
      <text:p text:style-name="P55">These factors could provide a more comprehensive view of network diversity and its effect on preferences.</text:p>
      <text:p text:style-name="Normal"><text:span text:style-name="T56">BUT<text:s/></text:span><text:span text:style-name="T57">if you don’t I think this is also good news- because you actually find an effect with this limited measurement of networks, so maybe you could use this as an advantage to say, this is a weak measure of networks and I find an effect..</text:span></text:p>
      <text:p text:style-name="P58"/>
      <text:list text:style-name="LFO1" text:continue-numbering="true">
        <text:list-item>
          <text:p text:style-name="P59">TYPE OF NETWORK DIVERSITY??- why??<text:s/></text:p>
        </text:list-item>
        <text:list-item>
          <text:p text:style-name="P60">Mechanism: socialization vs information</text:p>
        </text:list-item>
      </text:list>
      <text:p text:style-name="P61"/>
      <text:list text:style-name="LFO4" text:continue-numbering="true">
        <text:list-item>
          <text:p text:style-name="P62"><text:span text:style-name="T63">Descriptive Statistics</text:span><text:span text:style-name="T64"><text:line-break/>It would be useful to include some descriptive statistics that highlight key differences between individuals with diverse versus non-diverse networks, in relevant variables (age, gender, socio-eco status, rural/urvban). The current measurement—asking individuals to cite everyone they know—may be overly demanding.</text:span></text:p>
        </text:list-item>
        <text:list-item>
          <text:p text:style-name="P65"><text:span text:style-name="T66">From a causal perspective:<text:s/></text:span><text:span text:style-name="T67">the key thing is demonstrating that these individuals do not differ in any other thing (there should be a discussion of omitted variable bias)</text:span></text:p>
        </text:list-item>
      </text:list>
      <text:p text:style-name="P68"/>
      <text:p text:style-name="P69">Results</text:p>
      <text:list text:style-name="LFO5" text:continue-numbering="true">
        <text:list-item>
          <text:p text:style-name="P70"><text:span text:style-name="T71">Convincing Evidence of Network Diversity</text:span><text:span text:style-name="T72"><text:line-break/>Empirically, you need to convince us that individuals with different network diversities are not significantly different in other ways. This is crucial<text:s/></text:span><text:soft-page-break/><text:span text:style-name="T73">because if the findings are driven by other psychological or socio-economic factors, this would undermine the argument about network diversity.</text:span></text:p>
        </text:list-item>
        <text:list-item>
          <text:p text:style-name="P74"><text:span text:style-name="T75">WHO ARE THE PEOPLE whose network is changing??</text:span></text:p>
        </text:list-item>
        <text:list-item>
          <text:p text:style-name="P76"><text:span text:style-name="T77">Effect Size Discussion</text:span><text:span text:style-name="T78"><text:line-break/>The effect size seems smaller for network diversity than for personal experience. It would be important to comment on why this is the case. Also, given the specificity of how you’ve measured network diversity, it would be valuable to highlight that even with these limitations, your results are noteworthy.</text:span></text:p>
        </text:list-item>
        <text:list-item>
          <text:p text:style-name="P79"><text:span text:style-name="T80">Individual-Level Mobility Results</text:span><text:span text:style-name="T81"><text:line-break/>The finding that low-to-high mobility is not significant raises a question: Is this due to sample size issues? It would be helpful to address this potential limitation and its implications for your results.</text:span></text:p>
        </text:list-item>
      </text:list>
      <text:p text:style-name="P82"/>
      <text:p text:style-name="P83">Minor Structural Suggestion</text:p>
      <text:p text:style-name="P84">I recommend PLACING your case study choice, data, and clarify how variables are operationalization and method under the same section called METHODS; also, clarify you headings and sub-headings structure, maybe number them so it is more clear because at the moment it’s confusion. This will strengthen the empirical foundation of your pap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ptos" style:font-name-asian="Aptos" style:font-name-complex="Times New Roman" style:letter-kerning="true"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Lletraperdefectedelparàgraf" style:display-name="Lletra per defecte del paràgraf"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ire Rincon</meta:initial-creator>
    <dc:creator>Leire Rincon</dc:creator>
    <meta:creation-date>2025-05-16T17:06:00Z</meta:creation-date>
    <dc:date>2025-05-16T17:06:00Z</dc:date>
    <meta:template xlink:href="Normal.dotm" xlink:type="simple"/>
    <meta:editing-cycles>1</meta:editing-cycles>
    <meta:editing-duration>PT0S</meta:editing-duration>
    <meta:document-statistic meta:page-count="5" meta:paragraph-count="19" meta:word-count="1468" meta:character-count="9527" meta:row-count="67" meta:non-whitespace-character-count="8078"/>
  </office:meta>
</office:document-meta>
</file>